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ED0F65C99E47669C86.png" manifest:media-type="image/png"/>
  <manifest:file-entry manifest:full-path="Pictures/1000020100000200000002005E0D4B12F3ECE789.png" manifest:media-type="image/png"/>
  <manifest:file-entry manifest:full-path="Pictures/10000000000000D5000000EDD597352FFF260CC6.png" manifest:media-type="image/png"/>
  <manifest:file-entry manifest:full-path="Pictures/10000000000000D5000000ED2D8D77E659C62D9F.png" manifest:media-type="image/png"/>
  <manifest:file-entry manifest:full-path="Pictures/1000020100000200000002004DD0DFC0A54C0FCC.png" manifest:media-type="image/png"/>
  <manifest:file-entry manifest:full-path="Pictures/100002010000020000000200D1C4B4C3E5DE8536.png" manifest:media-type="image/png"/>
  <manifest:file-entry manifest:full-path="Pictures/10000000000000C8000000C8346655833A962E38.png" manifest:media-type="image/png"/>
  <manifest:file-entry manifest:full-path="Pictures/10000000000000E1000000E1947D41F05C20DC4E.png" manifest:media-type="image/png"/>
  <manifest:file-entry manifest:full-path="Pictures/1000020100000208000001F25428708E8EF84C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67cm" fo:min-width="3.027cm" draw:shadow="visible" draw:shadow-offset-x="0.1cm" draw:shadow-offset-y="0.1cm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68cm" fo:min-width="3.08cm" draw:shadow="visible" draw:shadow-offset-x="0.1cm" draw:shadow-offset-y="0.1cm" draw:shadow-opacity="50%"/>
    </style:style>
    <style:style style:name="gr3" style:family="graphic" style:parent-style-name="standard">
      <style:graphic-properties draw:stroke="none" svg:stroke-color="#000000" draw:fill="none" draw:fill-color="#ffffff" fo:min-height="1.135cm"/>
    </style:style>
    <style:style style:name="gr4" style:family="graphic" style:parent-style-name="standard">
      <style:graphic-properties svg:stroke-width="0.02cm" draw:marker-start="" draw:marker-start-width="0.33cm" draw:marker-end="Arrow_20_concave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97cm" fo:min-width="3.08cm" draw:shadow="visible" draw:shadow-offset-x="0.1cm" draw:shadow-offset-y="0.1cm" draw:shadow-opacity="50%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4cm" svg:stroke-color="#00ccff" draw:marker-start-width="0.42cm" draw:marker-end-width="0.42cm" draw:fill-color="#b2b2b2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fo:min-height="0.433cm"/>
    </style:style>
    <style:style style:name="gr11" style:family="graphic" style:parent-style-name="standard">
      <style:graphic-properties draw:stroke="none" svg:stroke-color="#000000" draw:fill="none" draw:fill-color="#ffffff" fo:min-height="1.18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96cm" fo:min-width="3.056cm" draw:shadow="visible" draw:shadow-offset-x="0.1cm" draw:shadow-offset-y="0.1cm" draw:shadow-opacity="5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35cm" svg:stroke-color="#0084d1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865cm"/>
    </style:style>
    <style:style style:name="gr17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4cm" svg:stroke-color="#0084d1" draw:marker-start-width="0.42cm" draw:marker-end-width="0.42cm" draw:fill-color="#dddddd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fill="none" draw:fill-color="#ffffff" fo:min-height="0.789cm"/>
    </style:style>
    <style:style style:name="gr20" style:family="graphic" style:parent-style-name="objectwithoutfill">
      <style:graphic-properties svg:stroke-width="0.035cm" svg:stroke-color="#0084d1" draw:marker-start="Rounded_20_short_20_Arrow" draw:marker-start-width="0.352cm" draw:marker-end="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2b2b2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normal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Arial1" fo:font-size="11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center"/>
      <style:text-properties fo:color="#000000"/>
    </style:style>
    <style:style style:name="P9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fo:font-weight="normal" style:font-size-asian="18pt" style:font-size-complex="18pt"/>
    </style:style>
    <style:style style:name="T4" style:family="text">
      <style:text-properties fo:color="#000000" style:font-name="Arial1" fo:font-size="11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679cm" svg:height="2.369cm" svg:x="14.561cm" svg:y="0.1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8cm" svg:height="3.438cm" svg:x="9.41cm" svg:y="0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cm" svg:height="1.385cm" svg:x="9.428cm" svg:y="2.486cm">
          <draw:text-box>
            <text:p text:style-name="P2"><text:span text:style-name="T1">Similarity</text:span></text:p>
            <text:p text:style-name="P2"><text:span text:style-name="T1">Calculator</text:span></text:p>
          </draw:text-box>
        </draw:frame>
        <draw:line draw:style-name="gr4" draw:text-style-name="P2" draw:layer="layout" svg:x1="10.358cm" svg:y1="5.563cm" svg:x2="12.058cm" svg:y2="5.563cm">
          <text:p/>
        </draw:line>
        <draw:custom-shape draw:style-name="gr5" draw:text-style-name="P1" xml:id="id7" draw:id="id7" draw:layer="layout" svg:width="3.8cm" svg:height="3.44cm" svg:x="9.408cm" svg:y="4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4.89cm" svg:height="1.361cm" svg:x="8.898cm" svg:y="6.65cm">
          <draw:text-box>
            <text:p text:style-name="P2"><text:span text:style-name="T1">Recommendation Engine</text:span></text:p>
          </draw:text-box>
        </draw:frame>
        <draw:frame draw:style-name="gr7" draw:text-style-name="P4" draw:layer="layout" svg:width="2cm" svg:height="2cm" svg:x="10.346cm" svg:y="4.723cm">
          <draw:image xlink:href="Pictures/100002010000020000000200D1C4B4C3E5DE8536.png" xlink:type="simple" xlink:show="embed" xlink:actuate="onLoad">
            <text:p/>
          </draw:image>
        </draw:frame>
        <draw:custom-shape draw:style-name="gr8" draw:text-style-name="P5" draw:layer="layout" svg:width="0.6cm" svg:height="0.6cm" svg:x="9.68cm" svg:y="0.495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9.746cm" svg:y="4.50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cm" svg:height="2cm" svg:x="10.375cm" svg:y="0.46cm">
          <draw:image xlink:href="Pictures/10000000000000C8000000C8346655833A962E38.png" xlink:type="simple" xlink:show="embed" xlink:actuate="onLoad">
            <text:p/>
          </draw:image>
        </draw:frame>
        <draw:custom-shape draw:style-name="gr8" draw:text-style-name="P5" draw:layer="layout" svg:width="0.6cm" svg:height="0.6cm" svg:x="16.134cm" svg:y="0.88cm">
          <text:p text:style-name="P2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9" draw:text-style-name="P4" draw:layer="layout" svg:width="2cm" svg:height="2cm" svg:x="19.065cm" svg:y="2.759cm">
            <draw:image xlink:href="Pictures/10000000000000E1000000E1947D41F05C20DC4E.png" xlink:type="simple" xlink:show="embed" xlink:actuate="onLoad">
              <text:p/>
            </draw:image>
          </draw:frame>
          <draw:frame draw:style-name="gr10" draw:text-style-name="P3" draw:layer="layout" svg:width="3.12cm" svg:height="0.683cm" svg:x="18.5cm" svg:y="4.655cm">
            <draw:text-box>
              <text:p text:style-name="P2"><text:span text:style-name="T1">Developer</text:span></text:p>
            </draw:text-box>
          </draw:frame>
        </draw:g>
        <draw:frame draw:style-name="gr11" draw:text-style-name="P6" draw:layer="layout" svg:width="3.386cm" svg:height="1.433cm" svg:x="14.8cm" svg:y="1.605cm">
          <draw:text-box>
            <text:p text:style-name="P2"><text:span text:style-name="T3">Request for recommendations</text:span></text:p>
          </draw:text-box>
        </draw:frame>
        <draw:custom-shape draw:style-name="gr12" draw:text-style-name="P1" xml:id="id4" draw:id="id4" draw:layer="layout" svg:width="3.8cm" svg:height="7.454cm" svg:x="4.59cm" svg:y="0.2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cm" svg:height="1.385cm" svg:x="4.508cm" svg:y="6.486cm">
          <draw:text-box>
            <text:p text:style-name="P2"><text:span text:style-name="T1">Data</text:span></text:p>
            <text:p text:style-name="P2"><text:span text:style-name="T1">Encoder</text:span></text:p>
          </draw:text-box>
        </draw:frame>
        <draw:custom-shape draw:style-name="gr8" draw:text-style-name="P5" draw:layer="layout" svg:width="0.6cm" svg:height="0.6cm" svg:x="4.96cm" svg:y="0.495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2cm" svg:height="1.91cm" svg:x="5.46cm" svg:y="1.538cm">
          <draw:image xlink:href="Pictures/1000020100000208000001F25428708E8EF84CB9.png" xlink:type="simple" xlink:show="embed" xlink:actuate="onLoad">
            <text:p/>
          </draw:image>
        </draw:frame>
        <draw:frame draw:style-name="gr7" draw:text-style-name="P4" draw:layer="layout" svg:width="3.4cm" svg:height="3.4cm" svg:x="4.778cm" svg:y="3.136cm">
          <draw:image xlink:href="Pictures/1000020100000200000002004DD0DFC0A54C0FCC.png" xlink:type="simple" xlink:show="embed" xlink:actuate="onLoad">
            <text:p/>
          </draw:image>
        </draw:frame>
        <draw:connector draw:style-name="gr14" draw:text-style-name="P4" draw:layer="layout" draw:type="curve" svg:x1="20.06cm" svg:y1="2.759cm" svg:x2="18.24cm" svg:y2="1.373cm" draw:start-shape="id1" draw:start-glue-point="0" draw:end-shape="id2" svg:d="M20060 2759c0-924-606-1386-1820-1386" svg:viewBox="0 0 1821 1387">
          <text:p/>
        </draw:connector>
        <draw:frame draw:style-name="gr15" draw:text-style-name="P4" draw:layer="layout" svg:width="1.2cm" svg:height="1.34cm" svg:x="1.556cm" svg:y="2.482cm">
          <draw:image xlink:href="Pictures/10000000000000D5000000ED2D8D77E659C62D9F.png" xlink:type="simple" xlink:show="embed" xlink:actuate="onLoad">
            <text:p/>
          </draw:image>
        </draw:frame>
        <draw:frame draw:style-name="gr16" draw:text-style-name="P7" draw:layer="layout" svg:width="3.348cm" svg:height="1.115cm" svg:x="0.414cm" svg:y="4.682cm">
          <draw:text-box>
            <text:p text:style-name="P2"><text:span text:style-name="T4">OSS</text:span></text:p>
            <text:p text:style-name="P2"><text:span text:style-name="T4">Repositories</text:span></text:p>
          </draw:text-box>
        </draw:frame>
        <draw:frame draw:style-name="gr15" draw:text-style-name="P4" draw:layer="layout" svg:width="1.2cm" svg:height="1.34cm" svg:x="0.89cm" svg:y="3.292cm">
          <draw:image xlink:href="Pictures/10000000000000D5000000EDD597352FFF260CC6.png" xlink:type="simple" xlink:show="embed" xlink:actuate="onLoad">
            <text:p/>
          </draw:image>
        </draw:frame>
        <draw:frame draw:style-name="gr17" draw:text-style-name="P8" xml:id="id3" draw:id="id3" draw:layer="layout" svg:width="1.2cm" svg:height="1.34cm" svg:x="2.225cm" svg:y="3.282cm">
          <draw:image xlink:href="Pictures/10000000000000D5000000ED0F65C99E47669C86.png" xlink:type="simple" xlink:show="embed" xlink:actuate="onLoad">
            <text:p/>
          </draw:image>
        </draw:frame>
        <draw:connector draw:style-name="gr14" draw:text-style-name="P4" draw:layer="layout" draw:type="line" svg:x1="3.425cm" svg:y1="3.952cm" svg:x2="4.59cm" svg:y2="3.965cm" draw:start-shape="id3" draw:start-glue-point="1" draw:end-shape="id4" draw:end-glue-point="3" svg:d="M3425 3952l1165 13" svg:viewBox="0 0 1166 14">
          <text:p/>
        </draw:connector>
        <draw:custom-shape draw:style-name="gr18" draw:text-style-name="P9" draw:layer="layout" svg:width="0.6cm" svg:height="0.6cm" svg:x="0.769cm" svg:y="2.038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679cm" svg:height="2.369cm" svg:x="14.711cm" svg:y="5.3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3.12cm" svg:height="1.039cm" svg:x="14.98cm" svg:y="6.699cm">
          <draw:text-box>
            <text:p text:style-name="P2"><text:span text:style-name="T3">Recommended items</text:span></text:p>
          </draw:text-box>
        </draw:frame>
        <draw:frame draw:style-name="gr7" draw:text-style-name="P4" draw:layer="layout" svg:width="1.2cm" svg:height="1.2cm" svg:x="15.9cm" svg:y="5.438cm">
          <draw:image xlink:href="Pictures/1000020100000200000002005E0D4B12F3ECE789.png" xlink:type="simple" xlink:show="embed" xlink:actuate="onLoad">
            <text:p/>
          </draw:image>
        </draw:frame>
        <draw:connector draw:style-name="gr20" draw:text-style-name="P4" draw:layer="layout" draw:type="curve" svg:x1="20.06cm" svg:y1="5.338cm" svg:x2="18.39cm" svg:y2="6.523cm" draw:start-shape="id1" draw:end-shape="id5" draw:end-glue-point="1" svg:d="M20060 5338c0 790-556 1185-1670 1185" svg:viewBox="0 0 1671 1186">
          <text:p/>
        </draw:connector>
        <draw:custom-shape draw:style-name="gr8" draw:text-style-name="P5" draw:layer="layout" svg:width="0.6cm" svg:height="0.6cm" svg:x="15cm" svg:y="5.538cm">
          <text:p text:style-name="P2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8.39cm" svg:y1="3.965cm" svg:x2="9.41cm" svg:y2="1.937cm" draw:start-shape="id4" draw:end-shape="id6" svg:d="M8390 3965l1020-2028" svg:viewBox="0 0 1021 2029">
          <text:p/>
        </draw:connector>
        <draw:connector draw:style-name="gr14" draw:text-style-name="P4" draw:layer="layout" draw:type="line" svg:x1="8.39cm" svg:y1="3.965cm" svg:x2="9.408cm" svg:y2="5.995cm" draw:start-shape="id4" draw:end-shape="id7" svg:d="M8390 3965l1018 2030" svg:viewBox="0 0 1019 2031">
          <text:p/>
        </draw:connector>
        <draw:connector draw:style-name="gr14" draw:text-style-name="P4" draw:layer="layout" draw:type="curve" svg:x1="14.561cm" svg:y1="1.373cm" svg:x2="13.21cm" svg:y2="1.937cm" draw:start-shape="id2" draw:start-glue-point="3" draw:end-shape="id6" draw:end-glue-point="1" svg:d="M14561 1373c-937 0-262 564-1351 564" svg:viewBox="0 0 1352 565">
          <text:p/>
        </draw:connector>
        <draw:connector draw:style-name="gr20" draw:text-style-name="P4" draw:layer="layout" draw:type="curve" svg:x1="14.711cm" svg:y1="6.523cm" svg:x2="13.208cm" svg:y2="5.995cm" draw:start-shape="id5" draw:end-shape="id7" draw:end-glue-point="1" svg:d="M14711 6523c-1051 0-300-528-1503-528" svg:viewBox="0 0 1504 5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cm" fo:page-height="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uong Nguyen</meta:initial-creator>
    <meta:creation-date>2017-08-24T11:24:14.03</meta:creation-date>
    <dc:date>2019-06-27T11:19:55.732463255</dc:date>
    <meta:editing-duration>P4DT18H50M11S</meta:editing-duration>
    <meta:editing-cycles>200</meta:editing-cycles>
    <meta:generator>LibreOffice/5.1.6.2$Linux_X86_64 LibreOffice_project/10m0$Build-2</meta:generator>
    <meta:document-statistic meta:object-count="36"/>
  </office:meta>
</office:document-meta>
</file>